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367.6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877.1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1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08pt" draw:z-index="4" draw:style-name="gr3" draw:text-style-name="P3" svg:width="39.74pt" svg:height="15.05pt" svg:x="22.08pt" svg:y="19.4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27pt" draw:z-index="5" draw:style-name="gr3" draw:text-style-name="P3" svg:width="39.49pt" svg:height="15.05pt" svg:x="64.26pt" svg:y="16.6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office:forms form:automatic-focus="false" form:apply-design-mode="false"/>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6">00/00/0000</text:date>, <text:time style:data-style-name="N2" text:time-value="10:21:56.9752422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06T17:18:53.280113819</dc:date>
    <meta:editing-duration>P72DT14H37M6S</meta:editing-duration>
    <meta:editing-cycles>2964</meta:editing-cycles>
    <meta:generator>LibreOffice/6.0.7.3$Linux_X86_64 LibreOffice_project/00m0$Build-3</meta:generator>
    <meta:document-statistic meta:table-count="3" meta:cell-count="519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